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5-27_09-27-17_000.jpg</text:p>
          </table:table-cell>
          <table:table-cell table:style-name="ce20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683471 E-139-34-49.489746</text:p>
          </table:table-cell>
          <table:table-cell table:style-name="ce32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27_11-29-50_000.jpg</text:p>
          </table:table-cell>
          <table:table-cell table:style-name="ce20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450012 E-139-34-50.368652</text:p>
          </table:table-cell>
          <table:table-cell table:style-name="ce32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5-27_13-23-17_000.jpg</text:p>
          </table:table-cell>
          <table:table-cell table:style-name="ce20" office:value-type="string">
            <text:p>:m RES 1*1 / free# JVEMV6 37#23_30 / 37. miscs of miscs / 23. CO2 / CO2-split;methods / plasma;economic-calc</text:p>
          </table:table-cell>
          <table:table-cell table:style-name="ce31"/>
          <table:table-cell table:style-name="ce3"/>
          <table:table-cell table:style-name="ce3" office:value-type="string">
            <text:p>N-35-35-28.683471 E-139-34-49.379882</text:p>
          </table:table-cell>
          <table:table-cell table:style-name="ce32" table:formula="of:=IF([.E4]=&quot;&quot;;[.C4];CONCATENATE([.C4];&quot; / &quot;;[.E4]))" office:value-type="string" office:string-value=":m RES 1*1 / free# JVEMV6 37#23_30 / 37. miscs of miscs / 23. CO2 / CO2-split;methods / plasma;economic-calc">
            <text:p>:m RES 1*1 / free# JVEMV6 37#23_30 / 37. miscs of miscs / 23. CO2 / CO2-split;methods / plasma;economic-calc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27_13-48-54_000.jpg</text:p>
          </table:table-cell>
          <table:table-cell table:style-name="ce20" office:value-type="string">
            <text:p>:m 食べた物</text:p>
          </table:table-cell>
          <table:table-cell table:style-name="ce23"/>
          <table:table-cell table:style-name="ce3"/>
          <table:table-cell table:style-name="ce3" office:value-type="string">
            <text:p>N-35-35-28.642272 E-139-34-49.489746</text:p>
          </table:table-cell>
          <table:table-cell table:style-name="ce32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27_15-29-24_000.jpg</text:p>
          </table:table-cell>
          <table:table-cell table:style-name="ce6" office:value-type="string">
            <text:p>:m music / log / kb / || s.1:genr=et-N,key=C,chor=C;D;G7,RH=grip,LH=grip,video=vid-6,R=1,memo=+,score=+,for=passing-code;grip-move</text:p>
          </table:table-cell>
          <table:table-cell table:style-name="ce23"/>
          <table:table-cell table:style-name="ce3"/>
          <table:table-cell table:style-name="ce3" office:value-type="string">
            <text:p>N-35-35-29.15039 E-139-34-49.764404</text:p>
          </table:table-cell>
          <table:table-cell table:style-name="ce32" table:formula="of:=IF([.E6]=&quot;&quot;;[.C6];CONCATENATE([.C6];&quot; / &quot;;[.E6]))" office:value-type="string" office:string-value=":m music / log / kb / || s.1:genr=et-N,key=C,chor=C;D;G7,RH=grip,LH=grip,video=vid-6,R=1,memo=+,score=+,for=passing-code;grip-move">
            <text:p>:m music / log / kb / || s.1:genr=et-N,key=C,chor=C;D;G7,RH=grip,LH=grip,video=vid-6,R=1,memo=+,score=+,for=passing-code;grip-move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27_15-39-04_000.jpg</text:p>
          </table:table-cell>
          <table:table-cell table:style-name="ce20" office:value-type="string">
            <text:p>:m :th / 愛しているから、調べる；鶏肉の生産状況</text:p>
          </table:table-cell>
          <table:table-cell table:style-name="ce14"/>
          <table:table-cell table:style-name="ce3"/>
          <table:table-cell table:style-name="ce3" office:value-type="string">
            <text:p>N-35-35-28.683471 E-139-34-49.489746</text:p>
          </table:table-cell>
          <table:table-cell table:style-name="ce32" table:formula="of:=IF([.E7]=&quot;&quot;;[.C7];CONCATENATE([.C7];&quot; / &quot;;[.E7]))" office:value-type="string" office:string-value=":m :th / 愛しているから、調べる；鶏肉の生産状況">
            <text:p>:m :th / 愛しているから、調べる；鶏肉の生産状況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27_16-56-45_000.jpg</text:p>
          </table:table-cell>
          <table:table-cell table:style-name="ce16" office:value-type="string">
            <text:p>:m RES 1-2*3 / free# JVEMV6 37#24.1_3 / 37. miscs of miscs / 24. UFO-science / 1. eman:relativity / 反変ベクトル；共変ベクトル</text:p>
          </table:table-cell>
          <table:table-cell table:style-name="ce15"/>
          <table:table-cell table:style-name="ce3"/>
          <table:table-cell table:style-name="ce3" office:value-type="string">
            <text:p>N-35-35-28.710937 E-139-34-49.489746</text:p>
          </table:table-cell>
          <table:table-cell table:style-name="ce32" table:formula="of:=IF([.E8]=&quot;&quot;;[.C8];CONCATENATE([.C8];&quot; / &quot;;[.E8]))" office:value-type="string" office:string-value=":m RES 1-2*3 / free# JVEMV6 37#24.1_3 / 37. miscs of miscs / 24. UFO-science / 1. eman:relativity / 反変ベクトル；共変ベクトル">
            <text:p>:m RES 1-2*3 / free# JVEMV6 37#24.1_3 / 37. miscs of miscs / 24. UFO-science / 1. eman:relativity / 反変ベクトル；共変ベクトル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5-27_16-57-34_000.jpg</text:p>
          </table:table-cell>
          <table:table-cell table:style-name="ce16" office:value-type="string">
            <text:p>:m RES 3*3 / free# JVEMV6 37#24.1_3 / 37. miscs of miscs / 24. UFO-science / 1. eman:relativity / 反変ベクトル；共変ベクトル</text:p>
          </table:table-cell>
          <table:table-cell table:style-name="ce16"/>
          <table:table-cell table:style-name="ce3"/>
          <table:table-cell table:style-name="ce3"/>
          <table:table-cell table:style-name="ce32" table:formula="of:=IF([.E9]=&quot;&quot;;[.C9];CONCATENATE([.C9];&quot; / &quot;;[.E9]))" office:value-type="string" office:string-value=":m RES 3*3 / free# JVEMV6 37#24.1_3 / 37. miscs of miscs / 24. UFO-science / 1. eman:relativity / 反変ベクトル；共変ベクトル">
            <text:p>:m RES 3*3 / free# JVEMV6 37#24.1_3 / 37. miscs of miscs / 24. UFO-science / 1. eman:relativity / 反変ベクトル；共変ベクトル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5-27_18-21-27_000.jpg</text:p>
          </table:table-cell>
          <table:table-cell table:style-name="ce16" office:value-type="string">
            <text:p>:m RES 1*1 / free# JVEMV6 50#10_2 / 50. learn language / 10. sanskrit</text:p>
          </table:table-cell>
          <table:table-cell table:style-name="ce17"/>
          <table:table-cell table:style-name="ce3"/>
          <table:table-cell table:style-name="ce3" office:value-type="string">
            <text:p>N-35-35-28.683471 E-139-34-49.489746</text:p>
          </table:table-cell>
          <table:table-cell table:style-name="ce32" table:formula="of:=IF([.E10]=&quot;&quot;;[.C10];CONCATENATE([.C10];&quot; / &quot;;[.E10]))" office:value-type="string" office:string-value=":m RES 1*1 / free# JVEMV6 50#10_2 / 50. learn language / 10. sanskrit">
            <text:p>:m RES 1*1 / free# JVEMV6 50#10_2 / 50. learn language / 10. sanskrit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5-27_19-08-39_000.jpg</text:p>
          </table:table-cell>
          <table:table-cell table:style-name="ce17" office:value-type="string">
            <text:p>:m music / log / kb / || s.1:genr=res,key=C;Am7;E7,video=vid-6:2.03~,R=~,memo=+,for=passing-code;position-table</text:p>
          </table:table-cell>
          <table:table-cell table:style-name="ce16"/>
          <table:table-cell table:style-name="ce3"/>
          <table:table-cell table:style-name="ce3" office:value-type="string">
            <text:p>N-35-35-27.983093 E-139-34-48.610839</text:p>
          </table:table-cell>
          <table:table-cell table:style-name="ce32" table:formula="of:=IF([.E11]=&quot;&quot;;[.C11];CONCATENATE([.C11];&quot; / &quot;;[.E11]))" office:value-type="string" office:string-value=":m music / log / kb / || s.1:genr=res,key=C;Am7;E7,video=vid-6:2.03~,R=~,memo=+,for=passing-code;position-table">
            <text:p>:m music / log / kb / || s.1:genr=res,key=C;Am7;E7,video=vid-6:2.03~,R=~,memo=+,for=passing-code;position-table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5-27_20-49-26_000.jpg</text:p>
          </table:table-cell>
          <table:table-cell table:style-name="ce6" office:value-type="string">
            <text:p>:m 食べた物</text:p>
          </table:table-cell>
          <table:table-cell table:style-name="ce17"/>
          <table:table-cell table:style-name="ce3"/>
          <table:table-cell table:style-name="ce3" office:value-type="string">
            <text:p>N-35-35-28.656005 E-139-34-49.489746</text:p>
          </table:table-cell>
          <table:table-cell table:style-name="ce32" table:formula="of:=IF([.E12]=&quot;&quot;;[.C12];CONCATENATE([.C12];&quot; / &quot;;[.E12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5-27_23-57-20_000.jpg</text:p>
          </table:table-cell>
          <table:table-cell table:style-name="ce16" office:value-type="string">
            <text:p>:m :PHOTO 寝た時刻 / 2020</text:p>
          </table:table-cell>
          <table:table-cell table:style-name="ce17"/>
          <table:table-cell table:style-name="ce3"/>
          <table:table-cell table:style-name="ce3" office:value-type="string">
            <text:p>N-35-35-28.683471 E-139-34-49.489746</text:p>
          </table:table-cell>
          <table:table-cell table:style-name="ce32" table:formula="of:=IF([.E13]=&quot;&quot;;[.C13];CONCATENATE([.C13];&quot; / &quot;;[.E13]))" office:value-type="string" office:string-value=":m :PHOTO 寝た時刻 / 2020">
            <text:p>:m :PHOTO 寝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5-28_06-14-49_000.jpg</text:p>
          </table:table-cell>
          <table:table-cell table:style-name="ce17" office:value-type="string">
            <text:p>:m :PHOTO 起きた時刻 / 2020</text:p>
          </table:table-cell>
          <table:table-cell table:style-name="ce6"/>
          <table:table-cell table:style-name="ce3"/>
          <table:table-cell table:style-name="ce3" office:value-type="string">
            <text:p>N-35-35-28.72467 E-139-34-49.434814</text:p>
          </table:table-cell>
          <table:table-cell table:style-name="ce32" table:formula="of:=IF([.E14]=&quot;&quot;;[.C14];CONCATENATE([.C14];&quot; / &quot;;[.E14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5-28_07-15-23_000.jpg</text:p>
          </table:table-cell>
          <table:table-cell table:style-name="ce6" office:value-type="string">
            <text:p>:m music / log / kb / || s.1:genr=f-N;blues,key=G,chor=G;C;D,RH=melody,LH=grip,R=1,memo=+,score=+,tempo=60,other=swing+</text:p>
          </table:table-cell>
          <table:table-cell table:style-name="ce15"/>
          <table:table-cell table:style-name="ce3"/>
          <table:table-cell table:style-name="ce3"/>
          <table:table-cell table:style-name="ce32" table:formula="of:=IF([.E15]=&quot;&quot;;[.C15];CONCATENATE([.C15];&quot; / &quot;;[.E15]))" office:value-type="string" office:string-value=":m music / log / kb / || s.1:genr=f-N;blues,key=G,chor=G;C;D,RH=melody,LH=grip,R=1,memo=+,score=+,tempo=60,other=swing+">
            <text:p>:m music / log / kb / || s.1:genr=f-N;blues,key=G,chor=G;C;D,RH=melody,LH=grip,R=1,memo=+,score=+,tempo=60,other=swing+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5-28_07-31-11_000.jpg</text:p>
          </table:table-cell>
          <table:table-cell table:style-name="ce6" office:value-type="string">
            <text:p>:m 食べた物　間食 / 味噌スープ</text:p>
          </table:table-cell>
          <table:table-cell table:style-name="ce15"/>
          <table:table-cell table:style-name="ce3"/>
          <table:table-cell table:style-name="ce3" office:value-type="string">
            <text:p>N-35-35-28.656005 E-139-34-49.544677</text:p>
          </table:table-cell>
          <table:table-cell table:style-name="ce32" table:formula="of:=IF([.E16]=&quot;&quot;;[.C16];CONCATENATE([.C16];&quot; / &quot;;[.E16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27_15-05-03_000.mp4</text:p>
          </table:table-cell>
          <table:table-cell table:style-name="ce6" office:value-type="string">
            <text:p>:VIDEO / @自宅 / メモ / kb,keyboard / 演奏、play / k-2020-0527-1 / genr=et-N,key=C,chor=C;D;G7,RH=grip,LH=grip,video=vid-6,R=1,memo=+,score=+,for=passing-code;grip-move</text:p>
          </table:table-cell>
          <table:table-cell table:style-name="ce15"/>
          <table:table-cell table:style-name="ce3"/>
          <table:table-cell table:style-name="ce3"/>
          <table:table-cell table:style-name="ce32" table:formula="of:=IF([.E17]=&quot;&quot;;[.C17];CONCATENATE([.C17];&quot; / &quot;;[.E17]))" office:value-type="string" office:string-value=":VIDEO / @自宅 / メモ / kb,keyboard / 演奏、play / k-2020-0527-1 / genr=et-N,key=C,chor=C;D;G7,RH=grip,LH=grip,video=vid-6,R=1,memo=+,score=+,for=passing-code;grip-move">
            <text:p>:VIDEO / @自宅 / メモ / kb,keyboard / 演奏、play / k-2020-0527-1 / genr=et-N,key=C,chor=C;D;G7,RH=grip,LH=grip,video=vid-6,R=1,memo=+,score=+,for=passing-code;grip-move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5-27_15-09-19_000.mp4</text:p>
          </table:table-cell>
          <table:table-cell table:style-name="ce6" office:value-type="string">
            <text:p>:VIDEO / @自宅 / メモ / kb,keyboard / 演奏、play / k-2020-0527-2 / genr=et-N,sc=dorian,key=C,RH=notes:B♭;pitch-5,LH=arpeggio,tempo=70,for=LH-RH-different-move</text:p>
          </table:table-cell>
          <table:table-cell table:style-name="ce16"/>
          <table:table-cell table:style-name="ce3"/>
          <table:table-cell table:style-name="ce3"/>
          <table:table-cell table:style-name="ce32" table:formula="of:=IF([.E18]=&quot;&quot;;[.C18];CONCATENATE([.C18];&quot; / &quot;;[.E18]))" office:value-type="string" office:string-value=":VIDEO / @自宅 / メモ / kb,keyboard / 演奏、play / k-2020-0527-2 / genr=et-N,sc=dorian,key=C,RH=notes:B♭;pitch-5,LH=arpeggio,tempo=70,for=LH-RH-different-move">
            <text:p>:VIDEO / @自宅 / メモ / kb,keyboard / 演奏、play / k-2020-0527-2 / genr=et-N,sc=dorian,key=C,RH=notes:B♭;pitch-5,LH=arpeggio,tempo=70,for=LH-RH-different-move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27_15-25-35_000.mp4</text:p>
          </table:table-cell>
          <table:table-cell table:style-name="ce6" office:value-type="string">
            <text:p>:VIDEO / @自宅 / メモ / kb,keyboard / 演奏、play / k-2020-0527-3 / genr=et-N,key=C,chor=C;C#;D,RH=2-note-flux,LH=grip,for=alternating-flux-2-note</text:p>
          </table:table-cell>
          <table:table-cell table:style-name="ce17"/>
          <table:table-cell table:style-name="ce3"/>
          <table:table-cell table:style-name="ce3"/>
          <table:table-cell table:style-name="ce32" table:formula="of:=IF([.E19]=&quot;&quot;;[.C19];CONCATENATE([.C19];&quot; / &quot;;[.E19]))" office:value-type="string" office:string-value=":VIDEO / @自宅 / メモ / kb,keyboard / 演奏、play / k-2020-0527-3 / genr=et-N,key=C,chor=C;C#;D,RH=2-note-flux,LH=grip,for=alternating-flux-2-note">
            <text:p>:VIDEO / @自宅 / メモ / kb,keyboard / 演奏、play / k-2020-0527-3 / genr=et-N,key=C,chor=C;C#;D,RH=2-note-flux,LH=grip,for=alternating-flux-2-note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27_19-04-23_000.mp4</text:p>
          </table:table-cell>
          <table:table-cell table:style-name="ce6" office:value-type="string">
            <text:p>:VIDEO / @自宅 / メモ / kb,keyboard / 演奏、play / k-2020-0527-4 / genr=et-N,key=C,chor=C;Am7;E7,RH=grip,LH=grip,video=vid-6,for=passing-code</text:p>
          </table:table-cell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string" office:string-value=":VIDEO / @自宅 / メモ / kb,keyboard / 演奏、play / k-2020-0527-4 / genr=et-N,key=C,chor=C;Am7;E7,RH=grip,LH=grip,video=vid-6,for=passing-code">
            <text:p>:VIDEO / @自宅 / メモ / kb,keyboard / 演奏、play / k-2020-0527-4 / genr=et-N,key=C,chor=C;Am7;E7,RH=grip,LH=grip,video=vid-6,for=passing-code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27_23-21-40_000.mp4</text:p>
          </table:table-cell>
          <table:table-cell table:style-name="ce6" office:value-type="string">
            <text:p>:VIDEO / @自宅 / メモ / kb,keyboard / 演奏、play / k-2020-0527-5 / genr=et-N;f-N <text:s/>key=F,RH=grip;melody,LH=grip,video=vid-6,tempo=80,for=passing-code:k.F</text:p>
          </table:table-cell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string" office:string-value=":VIDEO / @自宅 / メモ / kb,keyboard / 演奏、play / k-2020-0527-5 / genr=et-N;f-N  key=F,RH=grip;melody,LH=grip,video=vid-6,tempo=80,for=passing-code:k.F">
            <text:p>:VIDEO / @自宅 / メモ / kb,keyboard / 演奏、play / k-2020-0527-5 / genr=et-N;f-N <text:s/>key=F,RH=grip;melody,LH=grip,video=vid-6,tempo=80,for=passing-code:k.F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28_07-12-56_000.mp4</text:p>
          </table:table-cell>
          <table:table-cell table:style-name="ce6" office:value-type="string">
            <text:p>:VIDEO / @自宅 / メモ / kb,keyboard / 演奏、play / k-2020-0528-1 / genr=f-N;blues,key=G,chor=G;C;D,RH=melody,LH=grip,R=1,memo=+,score=+</text:p>
          </table:table-cell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string" office:string-value=":VIDEO / @自宅 / メモ / kb,keyboard / 演奏、play / k-2020-0528-1 / genr=f-N;blues,key=G,chor=G;C;D,RH=melody,LH=grip,R=1,memo=+,score=+">
            <text:p>:VIDEO / @自宅 / メモ / kb,keyboard / 演奏、play / k-2020-0528-1 / genr=f-N;blues,key=G,chor=G;C;D,RH=melody,LH=grip,R=1,memo=+,score=+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6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2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20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21">
            <text:p>2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52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52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429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8">2020/05/28</text:date>, <text:time>08:58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5-28T08:58:53.15</dc:date>
    <dc:creator>iwabuchi ken</dc:creator>
    <meta:editing-duration>P21DT8H55M53S</meta:editing-duration>
    <meta:editing-cycles>8318</meta:editing-cycles>
    <meta:document-statistic meta:table-count="1" meta:cell-count="447" meta:object-count="0"/>
  </office:meta>
</office:document-meta>
</file>